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7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2" style:font-size-asian="28pt" style:font-weight-asian="bold" style:font-name-complex="Segoe UI2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bold" style:font-name-asian="Segoe UI2" style:font-size-asian="10pt" style:font-style-asian="italic" style:font-weight-asian="bold" style:font-name-complex="Segoe UI2" style:font-size-complex="10pt" style:font-style-complex="italic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26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2cm" svg:x="1.205cm" svg:y="0.724cm">
          <draw:text-box>
            <text:p text:style-name="P1"><text:span text:style-name="T1">Epistle Reading</text:span></text:p>
            <text:p text:style-name="P1"><text:span text:style-name="T2">Colossians 3:1–1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7.766cm" svg:x="1.27cm" svg:y="0.508cm">
          <draw:text-box>
            <text:p text:style-name="P4"><text:span text:style-name="T3">1</text:span><text:span text:style-name="T4">If then you have been raised with Christ, seek the things that are above, where Christ is, seated at the right hand of God. </text:span><text:span text:style-name="T3">2</text:span><text:span text:style-name="T4">Set your minds on things that are above, not on things that are on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4cm" svg:height="6.263cm" svg:x="1.27cm" svg:y="0.508cm">
          <draw:text-box>
            <text:p text:style-name="P4"><text:span text:style-name="T3">3</text:span><text:span text:style-name="T4">For you have died, and your life is hidden with Christ in God. </text:span><text:span text:style-name="T3">4</text:span><text:span text:style-name="T4">When Christ who is your life appears, then you also will appear with him in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25.4cm" svg:height="7.766cm" svg:x="1.27cm" svg:y="0.508cm">
          <draw:text-box>
            <text:p text:style-name="P4"><text:span text:style-name="T5">5</text:span><text:span text:style-name="T6">Put to death therefore what is earthly in you: sexual immorality, impurity, passion, evil desire, and covetousness, which is idolatry. </text:span><text:span text:style-name="T5">6</text:span><text:span text:style-name="T6">On account of these the wrath of God is coming. </text:span><text:span text:style-name="T5">7</text:span><text:span text:style-name="T6">In these you too once walked, when you were living in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7" draw:layer="layout" svg:width="25.4cm" svg:height="7.478cm" svg:x="1.27cm" svg:y="0.508cm">
          <draw:text-box>
            <text:p text:style-name="P4"><text:span text:style-name="T5">8</text:span><text:span text:style-name="T6">But now you must put them all away: anger, wrath, malice, slander, and obscene talk from your mouth. </text:span><text:span text:style-name="T5">9</text:span><text:span text:style-name="T6">Do not lie to one another, seeing that you have put off the old self with its practices </text:span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7" draw:layer="layout" svg:width="25.4cm" svg:height="8.981cm" svg:x="1.27cm" svg:y="0.508cm">
          <draw:text-box>
            <text:p text:style-name="P4"><text:span text:style-name="T5">10</text:span><text:span text:style-name="T6">and have put on the new self, which is being renewed in knowledge after the image of its creator. </text:span><text:span text:style-name="T5">11</text:span><text:span text:style-name="T6">Here there is not Greek and Jew, circumcised and uncircumcised, barbarian, Scythian, slave, free; but Christ is all, and in all.</text:span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09:18:56.046000000</meta:creation-date>
    <dc:date>2017-04-14T16:06:13.598000000</dc:date>
    <meta:editing-duration>PT4M38S</meta:editing-duration>
    <meta:editing-cycles>4</meta:editing-cycles>
    <meta:generator>LibreOffice/5.2.6.2$Windows_X86_64 LibreOffice_project/a3100ed2409ebf1c212f5048fbe377c281438fdc</meta:generator>
    <meta:document-statistic meta:object-count="39"/>
  </office:meta>
</office:document-meta>
</file>